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'Mirjana TC 3.0'"/>
    <style:font-face style:name="Courier New" svg:font-family="'Courier New'" style:font-family-generic="modern"/>
    <style:font-face style:name="Mincho" svg:font-family="Mincho, 明朝" style:font-family-generic="roman"/>
    <style:font-face style:name="Lucidasans" svg:font-family="Lucidasans" style:font-pitch="variable"/>
    <style:font-face style:name="Tahoma" svg:font-family="Tahoma" style:font-pitch="variable"/>
    <style:font-face style:name="YuTimes" svg:font-family="YuTimes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1" style:family="table">
      <style:table-properties style:width="17.228cm" fo:margin-left="0.007cm" table:align="left" style:writing-mode="lr-tb"/>
    </style:style>
    <style:style style:name="Table1.A" style:family="table-column">
      <style:table-column-properties style:column-width="1.616cm"/>
    </style:style>
    <style:style style:name="Table1.B" style:family="table-column">
      <style:table-column-properties style:column-width="4.2cm"/>
    </style:style>
    <style:style style:name="Table1.C" style:family="table-column">
      <style:table-column-properties style:column-width="4.902cm"/>
    </style:style>
    <style:style style:name="Table1.D" style:family="table-column">
      <style:table-column-properties style:column-width="3.87cm"/>
    </style:style>
    <style:style style:name="Table1.E" style:family="table-column">
      <style:table-column-properties style:column-width="2.641cm"/>
    </style:style>
    <style:style style:name="Table1.1" style:family="table-row">
      <style:table-row-properties style:min-row-height="1.482cm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E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le1.2" style:family="table-row">
      <style:table-row-properties style:min-row-height="1.351cm"/>
    </style:style>
    <style:style style:name="Table1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E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1.245cm"/>
    </style:style>
    <style:style style:name="Table1.4" style:family="table-row">
      <style:table-row-properties style:min-row-height="1.238cm"/>
    </style:style>
    <style:style style:name="Table1.5" style:family="table-row">
      <style:table-row-properties style:min-row-height="1.231cm"/>
    </style:style>
    <style:style style:name="Table1.6" style:family="table-row">
      <style:table-row-properties style:min-row-height="1.226cm"/>
    </style:style>
    <style:style style:name="Table1.7" style:family="table-row">
      <style:table-row-properties style:min-row-height="1.217cm"/>
    </style:style>
    <style:style style:name="Table1.8" style:family="table-row">
      <style:table-row-properties style:min-row-height="1.259cm"/>
    </style:style>
    <style:style style:name="Table1.9" style:family="table-row">
      <style:table-row-properties style:min-row-height="1.205cm"/>
    </style:style>
    <style:style style:name="Table1.10" style:family="table-row">
      <style:table-row-properties style:min-row-height="1.247cm"/>
    </style:style>
    <style:style style:name="Table1.11" style:family="table-row">
      <style:table-row-properties style:min-row-height="1.214cm"/>
    </style:style>
    <style:style style:name="P1" style:family="paragraph" style:parent-style-name="Heading_20_1" style:master-page-name="Standard">
      <style:text-properties style:font-name="Arial1" fo:font-size="16pt" style:text-underline-style="solid" style:text-underline-width="auto" style:text-underline-color="font-color" fo:font-weight="bold" style:font-size-asian="16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text-properties style:font-name="Arial1"/>
    </style:style>
    <style:style style:name="P4" style:family="paragraph" style:parent-style-name="Text_20_body">
      <style:paragraph-properties fo:margin-left="0cm" fo:margin-right="0cm" fo:text-indent="1cm" style:auto-text-indent="false"/>
      <style:text-properties style:font-name="Arial1"/>
    </style:style>
    <style:style style:name="P5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Arial1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1"/>
    </style:style>
    <style:style style:name="P7" style:family="paragraph" style:parent-style-name="Standard" style:list-style-name="WW8Num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/>
    </style:style>
    <style:style style:name="P8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1"/>
    </style:style>
    <style:style style:name="P9" style:family="paragraph" style:parent-style-name="Text_20_body_20_indent">
      <style:text-properties style:font-name="Arial1"/>
    </style:style>
    <style:style style:name="P10" style:family="paragraph" style:parent-style-name="Text_20_body_20_indent">
      <style:text-properties style:font-name="Arial1" style:text-underline-style="solid" style:text-underline-width="auto" style:text-underline-color="font-color"/>
    </style:style>
    <style:style style:name="P11" style:family="paragraph" style:parent-style-name="Text_20_body_20_indent">
      <style:paragraph-properties fo:text-align="center" style:justify-single-word="false"/>
      <style:text-properties style:font-name="Arial1" fo:font-weight="bold" style:font-weight-asian="bold"/>
    </style:style>
    <style:style style:name="P12" style:family="paragraph" style:parent-style-name="Text_20_body_20_indent">
      <style:paragraph-properties fo:text-align="center" style:justify-single-word="false"/>
      <style:text-properties style:font-name="Arial1"/>
    </style:style>
    <style:style style:name="P13" style:family="paragraph" style:parent-style-name="Text_20_body_20_indent" style:list-style-name="WW8Num1">
      <style:paragraph-properties fo:margin-left="0cm" fo:margin-right="0cm" fo:text-indent="0cm" style:auto-text-indent="false">
        <style:tab-stops/>
      </style:paragraph-properties>
      <style:text-properties style:font-name="Arial1"/>
    </style:style>
    <style:style style:name="P14" style:family="paragraph" style:parent-style-name="Text_20_body_20_indent">
      <style:paragraph-properties fo:margin-left="0cm" fo:margin-right="0cm" fo:text-indent="0cm" style:auto-text-indent="false">
        <style:tab-stops/>
      </style:paragraph-properties>
      <style:text-properties style:font-name="Arial1"/>
    </style:style>
    <style:style style:name="P15" style:family="paragraph" style:parent-style-name="Text_20_body_20_indent">
      <style:paragraph-properties fo:margin-left="1cm" fo:margin-right="0cm" fo:text-indent="0cm" style:auto-text-indent="false"/>
      <style:text-properties style:font-name="Arial1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style:font-name="Arial1"/>
    </style:style>
    <style:style style:name="P17" style:family="paragraph" style:parent-style-name="Text_20_body_20_indent">
      <style:paragraph-properties fo:text-align="start" style:justify-single-word="false"/>
      <style:text-properties style:font-name="Arial1"/>
    </style:style>
    <style:style style:name="P18" style:family="paragraph" style:parent-style-name="Text_20_body_20_indent">
      <style:paragraph-properties fo:text-align="start" style:justify-single-word="false"/>
      <style:text-properties style:font-name="Arial1" style:text-underline-style="solid" style:text-underline-width="auto" style:text-underline-color="font-color"/>
    </style:style>
    <style:style style:name="P19" style:family="paragraph" style:parent-style-name="Text_20_body_20_indent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20" style:family="paragraph" style:parent-style-name="Text_20_body_20_indent">
      <style:paragraph-properties fo:text-align="center" style:justify-single-word="false"/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_20_indent">
      <style:paragraph-properties fo:text-align="start" style:justify-single-word="false"/>
      <style:text-properties style:font-name="Arial1" fo:font-weight="bold" style:font-weight-asian="bold"/>
    </style:style>
    <style:style style:name="P22" style:family="paragraph" style:parent-style-name="Text_20_body_20_indent">
      <style:text-properties style:font-name="Arial1" fo:font-weight="bold" style:font-weight-asian="bold"/>
    </style:style>
    <style:style style:name="P23" style:family="paragraph" style:parent-style-name="Text_20_body_20_indent" style:list-style-name="WW8Num8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/>
    </style:style>
    <style:style style:name="P24" style:family="paragraph" style:parent-style-name="Text_20_body_20_indent" style:list-style-name="WW8Num8">
      <style:paragraph-properties fo:margin-left="0cm" fo:margin-right="0cm" fo:text-indent="0cm" style:auto-text-indent="false">
        <style:tab-stops/>
      </style:paragraph-properties>
      <style:text-properties style:font-name="Arial1"/>
    </style:style>
    <style:style style:name="P25" style:family="paragraph" style:parent-style-name="Text_20_body_20_indent">
      <style:paragraph-properties fo:margin-left="0cm" fo:margin-right="0cm" fo:text-indent="0cm" style:auto-text-indent="false"/>
      <style:text-properties style:font-name="Arial1" fo:font-weight="bold" style:font-weight-asian="bold"/>
    </style:style>
    <style:style style:name="P26" style:family="paragraph" style:parent-style-name="Standard">
      <style:text-properties style:font-name="Arial1" fo:font-weight="bold" style:font-weight-asian="bold"/>
    </style:style>
    <style:style style:name="P27" style:family="paragraph" style:parent-style-name="Standard">
      <style:paragraph-properties fo:margin-left="0cm" fo:margin-right="0cm" fo:text-indent="1cm" style:auto-text-indent="false"/>
      <style:text-properties style:font-name="Arial1" fo:font-weight="bold" style:font-weight-asian="bold"/>
    </style:style>
    <style:style style:name="P28" style:family="paragraph" style:parent-style-name="Standard">
      <style:paragraph-properties fo:margin-left="0cm" fo:margin-right="0cm" fo:text-indent="1cm" style:auto-text-indent="false"/>
      <style:text-properties style:font-name="Arial1"/>
    </style:style>
    <style:style style:name="P29" style:family="paragraph" style:parent-style-name="Standard" style:list-style-name="WW8Num3">
      <style:paragraph-properties fo:margin-left="1cm" fo:margin-right="0cm" fo:text-indent="0cm" style:auto-text-indent="false">
        <style:tab-stops/>
      </style:paragraph-properties>
      <style:text-properties style:font-name="Arial1"/>
    </style:style>
    <style:style style:name="P30" style:family="paragraph" style:parent-style-name="Standard" style:list-style-name="WW8Num6">
      <style:paragraph-properties fo:margin-left="0cm" fo:margin-right="0cm" fo:text-indent="0cm" style:auto-text-indent="false">
        <style:tab-stops/>
      </style:paragraph-properties>
      <style:text-properties style:font-name="Arial1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1"/>
    </style:style>
    <style:style style:name="P32" style:family="paragraph" style:parent-style-name="Standard" style:list-style-name="WW8Num2">
      <style:paragraph-properties fo:margin-left="1cm" fo:margin-right="0cm" fo:text-indent="0cm" style:auto-text-indent="false">
        <style:tab-stops>
          <style:tab-stop style:position="1.27cm"/>
          <style:tab-stop style:position="2.54cm"/>
        </style:tab-stops>
      </style:paragraph-properties>
      <style:text-properties style:font-name="Arial1"/>
    </style:style>
    <style:style style:name="P33" style:family="paragraph" style:parent-style-name="Standard" style:list-style-name="WW8Num2">
      <style:paragraph-properties fo:margin-left="1cm" fo:margin-right="0cm" fo:text-indent="0cm" style:auto-text-indent="false">
        <style:tab-stops>
          <style:tab-stop style:position="1.27cm"/>
        </style:tab-stops>
      </style:paragraph-properties>
      <style:text-properties style:font-name="Arial1"/>
    </style:style>
    <style:style style:name="P34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3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Arial1" fo:font-weight="bold" style:font-weight-asian="bold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Arial1"/>
    </style:style>
    <style:style style:name="P37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8" style:family="paragraph" style:parent-style-name="Standard">
      <style:paragraph-properties fo:text-align="end" style:justify-single-word="false"/>
      <style:text-properties style:font-name="Arial1"/>
    </style:style>
    <style:style style:name="P39" style:family="paragraph" style:parent-style-name="Standard">
      <style:paragraph-properties fo:text-align="center" style:justify-single-word="false" style:vertical-align="top"/>
      <style:text-properties style:font-name="Arial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-complex="Arial1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Arial1"/>
    </style:style>
    <style:style style:name="T10" style:family="text">
      <style:text-properties fo:color="#000000" style:font-name="Arial1"/>
    </style:style>
    <style:style style:name="T11" style:family="text">
      <style:text-properties fo:color="#000000" style:font-name="Arial1" fo:language="sh" fo:country="YU"/>
    </style:style>
    <style:style style:name="T12" style:family="text" style:parent-style-name="Internet_20_link">
      <style:text-properties fo:color="#000000" style:font-name="Arial1" style:text-underline-style="none"/>
    </style:style>
    <style:style style:name="T13" style:family="text">
      <style:text-properties style:font-name="Arial1" fo:font-weight="bold" style:font-weight-asian="bold" style:font-weight-complex="bold"/>
    </style:style>
    <style:style style:name="T14" style:family="text" style:parent-style-name="Internet_20_link">
      <style:text-properties fo:color="#000000" style:font-name="Arial1" style:text-underline-style="none" fo:font-weight="bold" style:font-weight-asian="bold" style:font-weight-complex="bold"/>
    </style:style>
    <style:style style:name="T15" style:family="text">
      <style:text-properties fo:color="#000000" style:font-name="Arial1" fo:font-weight="bold" style:font-weight-asian="bold" style:font-weight-complex="bold"/>
    </style:style>
    <style:style style:name="Sect1" style:family="section">
      <style:section-properties style:writing-mode="lr-tb" style:editable="false">
        <style:columns fo:column-count="2">
          <style:column style:rel-width="32767*" fo:start-indent="0cm" fo:end-indent="0.624cm"/>
          <style:column style:rel-width="32768*" fo:start-indent="0.624cm" fo:end-indent="0cm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3" style:family="section">
      <style:section-properties style:writing-mode="lr-tb" fo:margin-left="0.011cm" fo:margin-right="0.011cm" style:editable="false">
        <style:columns fo:column-count="0" fo:column-gap="0cm"/>
        <text:notes-configuration text:note-class="footnote"/>
      </style:section-properties>
    </style:style>
    <style:style style:name="Sect4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Z A P I S N I K</text:h>
      <text:p text:style-name="P2"/>
      <text:p text:style-name="P2">Sa osnivačke skupštine Udruženja građana <text:s/></text:p>
      <text:p text:style-name="P2">“LINUXO”</text:p>
      <text:p text:style-name="P3"/>
      <text:p text:style-name="P4"/>
      <text:p text:style-name="P5">Osnivački odbor Udruženja građana “LINUXO” u sastavu:_____________________ ______________________________________________________________________________________, sazvao je Osnivačku skupštinu udruženja građana “LINUXO” na dan __________. 200. god. u Beogradu, s početkom u ____ časova. Skupština je održana u Beogradu , <text:s/>u ulici ________________ br.__ .</text:p>
      <text:p text:style-name="P6">Skupština je usvojila sledeći dnevni red:</text:p>
      <text:list text:style-name="WW8Num5">
        <text:list-item>
          <text:p text:style-name="P7">Zadaci i ciljevi Udruženja građana “LINUXO”. Uvodnu reč je imao _____________.</text:p>
        </text:list-item>
        <text:list-item>
          <text:p text:style-name="P7">Nacrt Statuta Udruženja građana “LINUXO”.</text:p>
        </text:list-item>
        <text:list-item>
          <text:p text:style-name="P7">Diskusija o Statutu.</text:p>
        </text:list-item>
        <text:list-item>
          <text:p text:style-name="P7">Usvajanje odluka.</text:p>
        </text:list-item>
      </text:list>
      <text:p text:style-name="P8"/>
      <text:p text:style-name="P9">Pošto je _______________ izložio ciljeve i zadatke udruženja, _____________je upoznao prisutne sa osnovnim elementima budućeg Statuta udruženja građana, koji je u kraćoj raspravi delimično izmenjen i dopunjen. Pošto su prisutni - Osnivačkoj skupštini prisustvovalo je ___ lica - prihvatili Statut, Skupština je donela odluku o osnivanju Udruženja građana “LINUXO”.</text:p>
      <text:p text:style-name="P9">Skupština je potom izabrala članove Upravnog odbora, nakog čega je održana i prva konstitutivna sednica Upravnog odbora na kome su potvrđen izbor predsednika, zamenika predsednika i generalnog sekretara i to:</text:p>
      <text:p text:style-name="P9">predsednik: ____________</text:p>
      <text:p text:style-name="P9">zamenik predsednika: ______________</text:p>
      <text:p text:style-name="P9">generalni sekretar: ____________</text:p>
      <text:p text:style-name="P9"/>
      <text:section text:style-name="Sect1" text:name="Section1">
        <text:p text:style-name="P9"/>
        <text:p text:style-name="P9">Zapisničar</text:p>
        <text:p text:style-name="P9"/>
        <text:p text:style-name="P9"/>
        <text:p text:style-name="P9"/>
        <text:p text:style-name="P9"><text:span text:style-name="T1"><text:s text:c="33"/></text:span><text:s text:c="3"/></text:p>
        <text:p text:style-name="P9"/>
        <text:p text:style-name="P9"/>
        <text:p text:style-name="P9"/>
        <text:p text:style-name="P9"/>
        <text:p text:style-name="P9">U Beogradu</text:p>
        <text:p text:style-name="P9">______.200_. godine</text:p>
        <text:p text:style-name="P9"/>
        <text:p text:style-name="P9"/>
        <text:p text:style-name="P9"/>
        <text:p text:style-name="P9"/>
        <text:p text:style-name="P9">Predsedavajući</text:p>
        <text:p text:style-name="P9"/>
        <text:p text:style-name="P9"/>
        <text:p text:style-name="P9"/>
        <text:p text:style-name="P9"><text:span text:style-name="T1"><text:s text:c="35"/></text:span><text:s text:c="3"/></text:p>
        <text:p text:style-name="P9"/>
        <text:p text:style-name="P9"/>
        <text:p text:style-name="P9">Overači zapisnika</text:p>
        <text:p text:style-name="P9"/>
        <text:p text:style-name="P9"><text:span text:style-name="T1"><text:s text:c="35"/></text:span><text:s text:c="2"/></text:p>
        <text:p text:style-name="P9"/>
        <text:p text:style-name="P9"/>
        <text:p text:style-name="P10"><text:s text:c="36"/></text:p>
        <text:p text:style-name="P9"/>
      </text:section>
      <text:section text:style-name="Sect2" text:name="Section2">
        <text:p text:style-name="P9"/>
        <text:p text:style-name="P9"><text:tab/><text:tab/><text:tab/><text:tab/><text:tab/><text:tab/><text:tab/><text:tab/> <text:span text:style-name="T1"><text:s text:c="36"/>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U skladu sa odredbom člana 10. stav 2. Zakona o udruživanju građana u udruženja, društvene organizacije i političke organizacije koje se osnivaju za teritoriju SRJ, na Osnivačkoj Skupštini doneta je odluka o osnivanju Udruženja građana “LINUXO”, sa sedištem u Beogradu (možda i adresa).</text:p>
        <text:p text:style-name="P9"/>
        <text:p text:style-name="P11"/>
        <text:p text:style-name="P11"/>
        <text:p text:style-name="P11">ODLUKA O OSNIVANJU</text:p>
        <text:p text:style-name="P12"/>
        <text:p text:style-name="P9">Udruženje građana “LINUXO” je udruženje građana i po svom karakteru je nestranačko, nevladino i neprofitabilno.</text:p>
        <text:p text:style-name="P9"/>
        <text:p text:style-name="P9">Sedište Udruženja građana “LINUXO” nalazi se u ________________________ u Beogradu.</text:p>
        <text:p text:style-name="P9"/>
        <text:p text:style-name="P9">Osnivači/ce su:</text:p>
        <text:list text:style-name="WW8Num1"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</text:list>
        <text:p text:style-name="P14"><text:s text:c="7"/>...</text:p>
        <text:p text:style-name="P15"/>
        <text:p text:style-name="P9">Ciljevi <text:s/>i zadaci Udruženja građana “LINUXO” su propagiranje, širenje, razvijanje i upoznavanje šire populacije ljudi sa idejom, suštinom i prednostima računarstva, <text:s/>informatike i slobodnog softvera, pomoć i edukacija određene grupacije ljudi u kulturnom, naučnom i socijalno-političkom pogledu, kao i kulturno-naučna saradnja i razmena volontera sa stranim i domaćim organizacijama.</text:p>
        <text:p text:style-name="P9"/>
        <text:p text:style-name="P9">Lice ovlašćeno za zastupanje u postupku za registraciju je _______________ ( adresa:___________________________________________).</text:p>
        <text:p text:style-name="P9"/>
      </text:section>
      <text:section text:style-name="Sect1" text:name="Section3">
        <text:p text:style-name="P9"/>
        <text:p text:style-name="P9"/>
        <text:p text:style-name="P9">U Beogradu</text:p>
        <text:p text:style-name="P9"/>
        <text:p text:style-name="P9">Datum </text:p>
        <text:p text:style-name="P9">_____.200_. god.</text:p>
        <text:p text:style-name="P9"/>
        <text:p text:style-name="P9"/>
        <text:p text:style-name="P9"/>
        <text:p text:style-name="P9"/>
        <text:p text:style-name="P16"><text:s text:c="14"/>Predsedavajući <text:s text:c="4"/></text:p>
        <text:p text:style-name="P16"><text:s text:c="10"/>Osnivačke Skupštine</text:p>
        <text:p text:style-name="P9"><text:s text:c="4"/></text:p>
        <text:p text:style-name="P17"/>
        <text:p text:style-name="P18"><text:s text:c="38"/></text:p>
      </text:section>
      <text:section text:style-name="Sect3" text:name="Section4">
        <text:p text:style-name="P9"><text:s text:c="105"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6"/>
        <text:p text:style-name="P9">Na osnovu člana 6. i 10. Zakona o udruživanju građana u udruženja, društvene organizacije i političke organizacije koje se osnivaju za teritoriju SFRJ ("Službeni list SFRJ", br. 42/90), Osnivačka skupština Udruženja građana <text:s/>“LINUXO”, na sednici održanoj ______.200_. god., u Beogradu, usvojila je</text:p>
        <text:p text:style-name="P11"/>
        <text:p text:style-name="P11"/>
        <text:p text:style-name="P19"><text:span text:style-name="T2">S</text:span><text:span text:style-name="T3">TATUT</text:span></text:p>
        <text:p text:style-name="P20"><text:span text:style-name="T4">UDRUŽENJA GRA</text:span><text:span text:style-name="T5">Đ</text:span><text:span text:style-name="T4">ANA</text:span></text:p>
        <text:p text:style-name="P20">“LINUXO”</text:p>
        <text:p text:style-name="P9"/>
        <text:p text:style-name="P21"/>
        <text:p text:style-name="P21">Član 1.</text:p>
        <text:p text:style-name="P21">Ciljevi i zadaci</text:p>
        <text:p text:style-name="P9"/>
        <text:p text:style-name="P9">Ciljevi Udruženja građana “LINUXO” su propagiranje, širenje, razvijanje i upoznavanje šire populacije ljudi sa idejom, suštinom i prednostima računarstva, informatike i slobodnog softvera, pomoć i edukacija određene grupacije ljudi u kulturnom, naučnom i socijalno-političkom pogledu, kao i kulturno-naučna saradnja i razmena volontera sa stranim i domaćim organizacijama.</text:p>
        <text:p text:style-name="P9"/>
        <text:p text:style-name="P9"/>
        <text:p text:style-name="P22">Član 2.</text:p>
        <text:p text:style-name="P22">Delatnost</text:p>
        <text:p text:style-name="P22"/>
        <text:p text:style-name="P9">Radi ostvarivanja svojih ciljeva i zadataka Udruženje građana LINUXO:</text:p>
        <text:p text:style-name="P9"/>
        <text:list text:style-name="WW8Num8">
          <text:list-item>
            <text:p text:style-name="P23">vrši propagiranje, širenje, razvijanje i upoznavanje šire populacije ljudi sa idejom, suštinom i prednostima računarstva, informatike i softvera uopšte;</text:p>
          </text:list-item>
          <text:list-item>
            <text:p text:style-name="P23">organizuje socijalne programe i radionice za decu i odrasle, sama ili u saradnji sa nadležnim institucijama, drugim srodnim domaćim i stranim organizacijama i domaćim i stranim volonterima;</text:p>
          </text:list-item>
          <text:list-item>
            <text:p text:style-name="P23">vrši i organizuje kulturnu saradnju i razmenu volontera sa stranim i domaćim organizacijama;</text:p>
          </text:list-item>
          <text:list-item>
            <text:p text:style-name="P23">organizuje, sama ili u zajednici sa drugim organizacijama, skupove, savetovanja, seminare, tribine i druge oblike predavanja u skladu sa ciljevima udruženja;</text:p>
          </text:list-item>
          <text:list-item>
            <text:p text:style-name="P23">objavljuje i izdaje knjige, časopise, biltene, kompakt diskove i druge štampane ili elektronske publikacije i proizvode iz oblasti racunarstva i informatike i alternativne kulture. Navedene delatnosti će se naknadno registrovati kod nadležnog organa;</text:p>
          </text:list-item>
          <text:list-item>
            <text:p text:style-name="P23">sarađuje sa udruženjima, univerzitetima i drugim organizacijama u zemlji i inostranstvu;</text:p>
          </text:list-item>
          <text:list-item>
            <text:p text:style-name="P23">zalaže se za unapređenje i razvoj komunikacije, i demokratskog otvorenog dijaloga među mladima i svim drugim pripadnicima društvene zajednice;</text:p>
          </text:list-item>
          <text:list-item>
            <text:p text:style-name="P23">zalaže se za toleranciju i pravo na različitost u mišljenju i delovanju;</text:p>
          </text:list-item>
          <text:list-item>
            <text:p text:style-name="P23">zalaže se za podsticanje i afirmaciju kreativnosti i stvaralaštva mladih u oblasti računarstva i informatike, kulture, nauke, umetnosti, i svim drugim oblastima;</text:p>
          </text:list-item>
          <text:list-item>
            <text:p text:style-name="P23">zalaže se za podsticanje aktivizma i samoorganizovanja ljudi kao uslova za ostvarenje njihovih ciljeva, pojedinačne i kolektivne emancipacije;</text:p>
          </text:list-item>
          <text:list-item>
            <text:p text:style-name="P24">zalaže se za mogućnost mladih da javno izraze i artikulišu svoje specifične potrebe i interese;</text:p>
          </text:list-item>
          <text:list-item>
            <text:p text:style-name="P24">zalaže se za <text:s/>ravnopravnost među polovima i svim ljudima bez obzira na rasu, veru, nacionalnu pripadnost ili imovinsko stanje;</text:p>
          </text:list-item>
          <text:list-item>
            <text:p text:style-name="P24">zalaže se za unapređenje solidarnosti i uzajamnosti mladih;</text:p>
          </text:list-item>
          <text:list-item>
            <text:p text:style-name="P24">zalaže se za razvoj urbane kulture i borbe protiv niskog mentaliteta;</text:p>
          </text:list-item>
          <text:list-item>
            <text:p text:style-name="P24">zalaže se za sistem vrednosti u kojem su život i sloboda civilizacijske tekovine koje kao neprikosnovene i neotuđive pripadaju svakom pojedincu;</text:p>
          </text:list-item>
          <text:list-item>
            <text:p text:style-name="P24">zalaže za razvoj ljudskih prava;</text:p>
          </text:list-item>
          <text:list-item>
            <text:p text:style-name="P24">zalaže se za demokratske društvene odnose i razvoj civilnog društva;</text:p>
          </text:list-item>
          <text:list-item>
            <text:p text:style-name="P24">zalaže se za borbu protiv svih oblika dominacije i represije, posebno među mladima i preduzimaće sve druge akcije kojima se unapređuje položaj i status mladih u društvu;</text:p>
          </text:list-item>
          <text:list-item>
            <text:p text:style-name="P24">zalaže se za širenje svesti ljudi o svim aspektima života;</text:p>
          </text:list-item>
        </text:list>
        <text:p text:style-name="P22"/>
        <text:p text:style-name="P22"/>
        <text:p text:style-name="P25"><text:s text:c="8"/>Član 3.</text:p>
        <text:p text:style-name="P9"><text:span text:style-name="T6">Naziv, sedište</text:span><text:span text:style-name="T7"> i organizacioni oblik</text:span></text:p>
        <text:p text:style-name="P9"/>
        <text:p text:style-name="P9">Udruženje građana nosi ime “LINUXO”.</text:p>
        <text:p text:style-name="P9">Udruženje građana LINUXO ima sedište u Beogradu, u Ulici _______________. </text:p>
        <text:p text:style-name="P9">Udruženje građana LINUXO je po organizacionom obliku <text:span text:style-name="T8">udruženje građana</text:span>, osniva se i svoju delatnost ostvaruje na teritoriji Republike Srbije u skladu sa Zakonom.</text:p>
        <text:p text:style-name="P9"/>
        <text:p text:style-name="P9"/>
        <text:p text:style-name="P25"><text:s text:c="8"/>Član 4</text:p>
        <text:p text:style-name="P22">Članstvo</text:p>
        <text:p text:style-name="P22"/>
        <text:p text:style-name="P9">1.Član Udruženja građana LINUXO može biti svako lice koje prihvata ciljeve udruženja i Statut, a na osnovu preporuke jednog od članova ili na osnovu sopstvenog zahteva za prijem.</text:p>
        <text:p text:style-name="P9">2.Odluku o prijemu u članstvo donosi Upravni odbor čime se i stiče članstvo.</text:p>
        <text:p text:style-name="P9">3.Član može istupiti iz članstva davanjem pismene izjave o istupanju.</text:p>
        <text:p text:style-name="P9">4.Odluku o prestanku članstva donosi Upravni odbor na osnovu pismene izjave o istupanju, na sopstveni predlog ili predlog Skupštine udruženja.</text:p>
        <text:p text:style-name="P9">5.Članovi se na lokalnom nivou mogu slobodno međusobno povezivati radi bolje koordinacije i efikasnijeg rada na aktivnostima utvrđenim planom i programom Udruženja građana LINUXO. </text:p>
        <text:p text:style-name="P9"/>
        <text:p text:style-name="P9"/>
        <text:p text:style-name="P26"><text:s text:c="8"/>Član 5</text:p>
        <text:p text:style-name="P27">Prava i obaveze članova</text:p>
        <text:p text:style-name="P27"/>
        <text:p text:style-name="P28">član ima pravo:</text:p>
        <text:list text:style-name="WW8Num3">
          <text:list-item>
            <text:p text:style-name="P29">da doprinosi ostvarivanju ciljeva Udruženja građana LINUXO;</text:p>
          </text:list-item>
          <text:list-item>
            <text:p text:style-name="P29">da predlaže aktivnosti, daje sugestije i primedbe na rad organa Udruženja;</text:p>
          </text:list-item>
          <text:list-item>
            <text:p text:style-name="P29">da predlaže izmene Statuta Udruženja;</text:p>
          </text:list-item>
          <text:list-item>
            <text:p text:style-name="P29">da učestvuje u radu organa Udruženja;</text:p>
          </text:list-item>
          <text:list-item>
            <text:p text:style-name="P29">da bira i bude biran u organe Udruženje građana LINUXO;</text:p>
          </text:list-item>
          <text:list-item>
            <text:p text:style-name="P29">na pisanu potvrdu o članstvu i pripadnosti Udruženju građana LINUXO;</text:p>
          </text:list-item>
          <text:list-item>
            <text:p text:style-name="P29">na ravnopravnost sa svim drugim članovima Udruženja u pogledu učestvovanja u aktivnostima Udruženja bez obzira na rasu, nacionalnost, pol, starost, mesto prebivališta ili vrstu aktivnosti koju obavlja.</text:p>
          </text:list-item>
          <text:list-item>
            <text:p text:style-name="P29">Ima pravo na nadoknadu troškova iz sredstava Udruženja za one aktivnosti koje su utvrđene posebnom odlukom Upravnog odbora a na osnovu člana 12. stav 3. ovog Statuta.</text:p>
            <text:p text:style-name="P29"><text:s text:c="2"/></text:p>
          </text:list-item>
        </text:list>
        <text:p text:style-name="P28">član je dužan:</text:p>
        <text:p text:style-name="P28">7. da učestvuje u radu organa Udruženja građana LINUXO u koje je izabran; </text:p>
        <text:list text:style-name="WW8Num6">
          <text:list-header>
            <text:p text:style-name="P30"><text:s text:c="3"/>8. da učestvuje i prisustvuje, u skladu sa svojim interesovanjima i mogućnostima, u aktivnostima i skupovima koje organizuje Udruženje građana LINUXO;</text:p>
            <text:p text:style-name="P30"><text:s text:c="3"/>9. <text:s/>da u aktivnostima Udruženja u kojima učestvuje, sarađuje i usaglašava svoj rad sa drugim članovima. </text:p>
          </text:list-header>
        </text:list>
        <text:p text:style-name="P26"><text:s text:c="7"/>Član 6</text:p>
        <text:p text:style-name="P27">Organi</text:p>
        <text:p text:style-name="P27"/>
        <text:p text:style-name="P28">Organi Udruženja građana LINUXO su Skupština i Upravni odbor. </text:p>
        <text:p text:style-name="P28"/>
        <text:p text:style-name="P27"/>
        <text:p text:style-name="P27">Član 7</text:p>
        <text:p text:style-name="P27">Skupština</text:p>
        <text:p text:style-name="P27"/>
        <text:p text:style-name="P28">1.Skupštinu Udruženje građana LINUXO čine svi njegovi članovi.</text:p>
        <text:p text:style-name="P28">2.Skupština se redovno sastaje jednom godišnje. Vanredna sednica Skupštine može se zakazati na obrazloženi predlog Upravnog odbora ili na osnovu zahteva najmanje jedne polovine članova koji podnose Upravnom odboru.</text:p>
        <text:p text:style-name="P28">3.Skupština usvaja Statut, kao i izmene i dopune istog.</text:p>
        <text:p text:style-name="P28">4.Skupština usvaja plan i program rada Udruženja građana LINUXO.</text:p>
        <text:p text:style-name="P28">5.Skupština predlaže i bira članove Upravnog odbora.</text:p>
        <text:p text:style-name="P28">6.U slučaju trajne sprečenosti jednog ili više članova Upravnog odbora da učestvuje u radu istog, Skupština udruženja na prvom sledećem zasedanju predlaže i na njihova mesta bira nove članove Upravnog odbora. <text:s/></text:p>
        <text:p text:style-name="P28">7.Skupština ima pravo i obavezu da kontroliše rad Upravnog Odbora na način definisan članom 9, stav 8. ovog Statuta.</text:p>
        <text:p text:style-name="P28">8.Skupština punovažno odlučuje ako je prisutna najmanje jedna polovina članstva.</text:p>
        <text:p text:style-name="P28">9.Skupština odučuje većinom glasova prisutnih članova.</text:p>
        <text:p text:style-name="P28"/>
        <text:p text:style-name="P27"/>
        <text:p text:style-name="P27">Član 8</text:p>
        <text:p text:style-name="P27">Upravni odbor</text:p>
        <text:p text:style-name="P28"/>
        <text:p text:style-name="P28">1.Upravni odbor je organ Udruženja građana LINUXO, koji se stara o sprovođenju ciljeva udruženja utvrđenih Statutom kao i i plana i programa rada koje je utvrdila Skupština.</text:p>
        <text:p text:style-name="P28">2.Upravni odbor ima tri člana, koje predlaže Skupština Udruženja.</text:p>
        <text:p text:style-name="P28">3.Upravni odbor iz reda svojih članova bira predsednika, zamenika i generalnog sekretara.</text:p>
        <text:p text:style-name="P28">4.Predsednik Upravnog odbora predstavlja i zastupa udruženje u pravnom prometu i ima prava i dužnosti finansijskog nalogodavca kao i da donosi odluke o pristupanju i istupanju članova u udruženje i potpisuje sva pravna, finansijska i novčana dokumenta u ime udruženja. <text:s/></text:p>
        <text:p text:style-name="P28">5.Zamenik Predsednika Upravnog odbora ima ovlašćenja za sazivanje i vođenje sednica Upravnog odbora kao i redovnih i vanrednih sednica Skupštine udruženja, te ima i druga ovlašćenja u vođenju poslova Udruženja koja su pismeno odobrena i preneta od strane Predsednika Upravnog odbora. <text:s/></text:p>
        <text:p text:style-name="P31"><text:s text:c="8"/>6.Generalni sekretar je ovlašćen da zastupa udruženje i potpisuje sva finansijska i novčana dokumenta u ime udruženja, te ima i druga ovlašćenja u vođenju poslova Udruženja koja su pismeno odobrena i preneta od strane Predsednika Upravnog odbora.</text:p>
        <text:p text:style-name="P28">7.Mandat članova Upravnog odbora Udrženja građana LINUXO je četiri godine i mogu se ponovo birati na istu funkciju.</text:p>
        <text:p text:style-name="P27"/>
        <text:p text:style-name="P27">Član 9</text:p>
        <text:p text:style-name="P27">Delokrug Upravnog odbora</text:p>
        <text:p text:style-name="P27"/>
        <text:p text:style-name="P28">Upravni odbor:</text:p>
        <text:list text:style-name="WW8Num2">
          <text:list-item>
            <text:p text:style-name="P32">rukovodi radom i aktivnostima Udruženja građana LINUXO između dve sednice Skupštine i donosi odluke radi ostvarivanja ciljeva, plana i programa Udruženja građana LINUXO;</text:p>
          </text:list-item>
          <text:list-item>
            <text:p text:style-name="P32">poverava posebne poslove pojedinim članovima ili grupama članova;</text:p>
          </text:list-item>
          <text:list-item>
            <text:p text:style-name="P32">odlučuje o pristupanju međunarodnim udruženjima;</text:p>
          </text:list-item>
          <text:list-item>
            <text:p text:style-name="P33">Upravni odbor, na sopstvenu ili inicijativu nekog od članova skupštine, predlaže izmene i dopune Statuta.</text:p>
          </text:list-item>
          <text:list-item>
            <text:p text:style-name="P33">Upravni odbor punovažno odlučuje ako je prisutno najmanje dve trećine članova, a odluke donosi većinom prisutnih članova.</text:p>
          </text:list-item>
          <text:list-item>
            <text:p text:style-name="P33">Upravni odbor kontroliše finansijsko poslovanje Udruženja građana LINUXO.</text:p>
          </text:list-item>
          <text:list-item>
            <text:p text:style-name="P33">Upravni odbor je podnosi izveštaj o svom radu Skupštini udruženja najmanje jednom godišnje na redovnom zasedanju Skupštine ili na zahtev najmanje jedne polovine članova na Vanrednom zasedanju Skupštine.</text:p>
          </text:list-item>
        </text:list>
        <text:p text:style-name="P31"/>
        <text:p text:style-name="P27"/>
        <text:p text:style-name="P27">Član 10</text:p>
        <text:p text:style-name="P27">Javnost rada</text:p>
        <text:p text:style-name="P27"/>
        <text:p text:style-name="P28">Rad Udruženja građana LINUXO je javan.</text:p>
        <text:p text:style-name="P28"/>
        <text:p text:style-name="P28">Upravni odbor se stara o redovnom obaveštavanju članstva i javnosti o radu i aktivnostima Udruženja građana LINUXO, neposredno ili putem internih publikacija, odnosno putem saopštenja za javnost, u pisanom ili elektronskom obliku.</text:p>
        <text:p text:style-name="P28"/>
        <text:p text:style-name="P28"/>
        <text:p text:style-name="P27">Član 11</text:p>
        <text:p text:style-name="P27">Saradnja sa drugim organizacijama</text:p>
        <text:p text:style-name="P27"/>
        <text:p text:style-name="P28">1.Radi ostvarenja svojih ciljeva Udruženje građana LINUXO uspostavlja kontakte i sarađuje sa drugim stručnim, naučnim, obrazovnim, volonterskim i sličnim udruženjima i organizacijama u zemlji i inostranstvu.</text:p>
        <text:p text:style-name="P28">2.Udruženje građana LINUXO može pristupiti međunarodnim udruženjima, o čemu odluku donosi Upravni odbor.</text:p>
        <text:p text:style-name="P28">3.Pristupanje međunarodnim organizacijama registruje se kod nadležnog državnog organa u roku od trideset dana, u sladu sa zakonom.</text:p>
        <text:p text:style-name="P3"><text:s text:c="9"/>4.O udruživanju u saveze, druge oblike udruživanja i udruživanju u međunarodne organizacije odlučuje Skupština većinom glasova najmanje polovine prisutnih članova.</text:p>
        <text:p text:style-name="P3"/>
        <text:p text:style-name="P27">Član 12</text:p>
        <text:p text:style-name="P27">Saradnja sa drugim organizacijama</text:p>
        <text:p text:style-name="P27">Sredstva</text:p>
        <text:p text:style-name="P27"/>
        <text:p text:style-name="P28">1.Udruženje građana LINUXO pribavlja sredstva od članarine, donacija, izdavanja časopisa, knjiga, publikacija u oblasti računarstva, tehnike i alternativne kulture, konkurisanjem za projekte kod državnih organa ili zadužbina, drugih domaćih ili stranih organizacija, ambasada i iz drugih izvora, u skladu sa zakonom.</text:p>
        <text:p text:style-name="P28">2.Način prikupljanja, oblik i iznos članarine utvrđuje Upravni odbor na predlog Skupštine udruženja građana LINUXO. <text:s/></text:p>
        <text:p text:style-name="P28">3.Regulisanje troškova i plaćanje usluga nastalih po osnovu aktivnosti predviđenih planom i programom Udruženja građana LINUXO članovima, pravnim ili drugim fizičkim licima se odobrava na osnovu pismenih odluka Upravnog Odbora udruženja građana LINUXO, u skladu sa zakonom. <text:s/></text:p>
        <text:p text:style-name="P27"/>
        <text:p text:style-name="P27">Član 13</text:p>
        <text:p text:style-name="P27">Prestanak rada </text:p>
        <text:p text:style-name="P27"/>
        <text:p text:style-name="P28">Udruženje građana LINUXO prestaje sa radom odlukom Upravnog odbora ili Skupštine Udruženja kao i u drugim slučajevima predviđenim zakonom.</text:p>
        <text:p text:style-name="P28">U slučaju prestanka rada, imovina Udruženja građana LINUXO preneće se svim članovima udruženja. </text:p>
        <text:p text:style-name="P28"/>
        <text:p text:style-name="P27">Član 14</text:p>
        <text:p text:style-name="P27">Pečat</text:p>
        <text:p text:style-name="P27"/>
        <text:p text:style-name="WW-Normal_20__28_Web_29_"><text:span text:style-name="T9"><text:s/><text:tab/>1.Udruženje građana LINUXO ima dvojezičan pečat, na srpskom i engleskom jeziku, </text:span><text:span text:style-name="T10">okruglog oblika na kojem velikim slovima, gde je u u dva reda, <text:s/>čiriličnim pismom napisano: LINUKSO a latiničnim pismom: LINUXO sa logom Udruženja u sredini pečata. U krugovima, spoljnjem - debljem i unutara</text:span><text:span text:style-name="T11">šnj</text:span><text:span text:style-name="T10">em-tanjem, u gornjem luku velikim slovima piše: </text:span><text:a xlink:type="simple" xlink:href="mailto:UDRU@ENJE"><text:span text:style-name="T12">UDRUŽENJE</text:span></text:a><text:span text:style-name="T9"> GRAĐANA</text:span><text:span text:style-name="T10"> na srpskom (ćirilicom) i Citizen Society na engleskom (latinicom), a u donjem luku piše ćirilicom SRBIJA i latinicom SERBIA. <text:s text:c="56"/><text:tab/>2. Logo i druge grafičke oznake i simboli koji definišu vizuelni identitet Udruženja se <text:s/>utvrđuju posebnom odlukom Upravnog odbora a na predlog Skupštine Udruženja građana LINUXO. </text:span></text:p>
        <text:p text:style-name="P27"/>
        <text:p text:style-name="P27">Član 15</text:p>
        <text:p text:style-name="P27">Stupanje na snagu Statuta</text:p>
        <text:p text:style-name="P27"/>
        <text:p text:style-name="P28">Ovaj Statut stupa na snagu danom usvajanja od strane Skupštine Udruženje građana LINUXO, a primenjivaće se od dana upisa u registar kod nadležnog organa.</text:p>
        <text:p text:style-name="P28"/>
        <text:p text:style-name="P28"/>
        <text:p text:style-name="P28"/>
        <text:p text:style-name="P28"><text:s text:c="81"/>Predsedavajući</text:p>
      </text:section>
      <text:section text:style-name="Sect1" text:name="Section5">
        <text:p text:style-name="P28">U Beogradu, </text:p>
        <text:p text:style-name="P28"/>
        <text:p text:style-name="P28">Datum </text:p>
        <text:p text:style-name="P28">_____.200_. god.</text:p>
        <text:p text:style-name="P28"/>
        <text:p text:style-name="P28"/>
        <text:p text:style-name="P28">Osnivačke skupštine</text:p>
        <text:p text:style-name="P28"><text:s text:c="4"/></text:p>
        <text:p text:style-name="P28"><text:s text:c="4"/></text:p>
        <text:p text:style-name="P28"/>
        <text:p text:style-name="P3"><text:s text:c="5"/><text:span text:style-name="T1"><text:s text:c="42"/></text:span></text:p>
        <text:p text:style-name="P28"/>
      </text:section>
      <text:section text:style-name="Sect4" text:name="Section6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4"><text:span text:style-name="T13">SPISAK OSNIVAČA </text:span><text:a xlink:type="simple" xlink:href="mailto:UDRU@ENJA"><text:span text:style-name="T14">UDRUŽENJA</text:span></text:a><text:span text:style-name="T15"> GRAĐANA </text:span></text:p>
        <text:p text:style-name="P35">“LINUXO”</text:p>
        <text:p text:style-name="P36"/>
        <text:p text:style-name="P2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37">Rednibroj</text:p>
            </table:table-cell>
            <table:table-cell table:style-name="Table1.A1" office:value-type="string">
              <text:p text:style-name="P37">Ime i prezime</text:p>
            </table:table-cell>
            <table:table-cell table:style-name="Table1.A1" office:value-type="string">
              <text:p text:style-name="P37">Adresa prebivališta (mesto, ulica i br.)</text:p>
            </table:table-cell>
            <table:table-cell table:style-name="Table1.A1" office:value-type="string">
              <text:p text:style-name="P37">Jedinstveni matični broj građana</text:p>
            </table:table-cell>
            <table:table-cell table:style-name="Table1.E1" office:value-type="string">
              <text:p text:style-name="P37">Potpis</text:p>
            </table:table-cell>
          </table:table-row>
          <table:table-row table:style-name="Table1.2">
            <table:table-cell table:style-name="Table1.A2" office:value-type="string">
              <text:p text:style-name="P2">1</text:p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3">
            <table:table-cell table:style-name="Table1.A2" office:value-type="string">
              <text:p text:style-name="P2">2</text:p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8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4">
            <table:table-cell table:style-name="Table1.A2" office:value-type="string">
              <text:p text:style-name="P2">3</text:p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9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5">
            <table:table-cell table:style-name="Table1.A2" office:value-type="string">
              <text:p text:style-name="P2">4</text:p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8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6">
            <table:table-cell table:style-name="Table1.A2" office:value-type="string">
              <text:p text:style-name="P2">5</text:p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8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7">
            <table:table-cell table:style-name="Table1.A2" office:value-type="string">
              <text:p text:style-name="P2">6</text:p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8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8">
            <table:table-cell table:style-name="Table1.A2" office:value-type="string">
              <text:p text:style-name="P2">7</text:p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8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9">
            <table:table-cell table:style-name="Table1.A2" office:value-type="string">
              <text:p text:style-name="P2">8</text:p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10">
            <table:table-cell table:style-name="Table1.A2" office:value-type="string">
              <text:p text:style-name="P2">9</text:p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"/>
            </table:table-cell>
            <table:table-cell table:style-name="Table1.E2" office:value-type="string">
              <text:p text:style-name="P3"/>
            </table:table-cell>
          </table:table-row>
          <table:table-row table:style-name="Table1.11">
            <table:table-cell table:style-name="Table1.A2" office:value-type="string">
              <text:p text:style-name="P2">10</text:p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38"/>
            </table:table-cell>
            <table:table-cell table:style-name="Table1.E2" office:value-type="string">
              <text:p text:style-name="P3"/>
            </table:table-cell>
          </table:table-row>
        </table:table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'Mirjana TC 3.0'"/>
    <style:font-face style:name="Courier New" svg:font-family="'Courier New'" style:font-family-generic="modern"/>
    <style:font-face style:name="Mincho" svg:font-family="Mincho, 明朝" style:font-family-generic="roman"/>
    <style:font-face style:name="Lucidasans" svg:font-family="Lucidasans" style:font-pitch="variable"/>
    <style:font-face style:name="Tahoma" svg:font-family="Tahoma" style:font-pitch="variable"/>
    <style:font-face style:name="YuTimes" svg:font-family="YuTimes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vertical-align="middle" style:writing-mode="lr-tb">
        <style:tab-stops/>
      </style:paragraph-properties>
      <style:text-properties style:use-window-font-color="true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YuTimes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  <style:text-properties style:font-name="YuTim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font-name="YuTimes" fo:font-size="20pt" style:font-size-asian="20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76cm" fo:margin-bottom="0.176cm"/>
      <style:text-properties fo:color="#000000" style:font-name="Times New Roman"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176cm" fo:margin-bottom="0.176cm" fo:text-indent="0cm" style:auto-text-indent="false"/>
      <style:text-properties fo:color="#000000" style:font-name="Times New Roman" fo:font-size="13.5pt" fo:font-weight="bold" style:font-size-asian="13.5pt" style:font-weight-asian="bold"/>
    </style:style>
    <style:style style:name="List" style:family="paragraph" style:parent-style-name="Text_20_body" style:class="list">
      <style:text-properties style:font-name-complex="Lucidasans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Normal_20__28_Web_29_" style:display-name="WW-Normal (Web)" style:family="paragraph" style:parent-style-name="Standard">
      <style:paragraph-properties fo:margin-top="0.176cm" fo:margin-bottom="0.176cm"/>
      <style:text-properties fo:color="#000000" style:font-name="Times New Roman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1"/>
    <style:style style:name="Numbering_20_Symbols" style:display-name="Numbering Symbols" style:family="text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8Num2z0" style:family="text">
      <style:text-properties style:font-name="Symbol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WW8Num22z2" style:family="text">
      <style:text-properties style:font-name="Wingdings" fo:font-size="10pt" style:font-size-asian="10pt"/>
    </style:style>
    <style:style style:name="WW8Num24z0" style:family="text">
      <style:text-properties style:font-name="Symbol" fo:font-size="10pt" style:font-size-asian="10pt"/>
    </style:style>
    <style:style style:name="WW8Num24z1" style:family="text">
      <style:text-properties style:font-name="Courier New" fo:font-size="10pt" style:font-size-asian="10pt"/>
    </style:style>
    <style:style style:name="WW8Num24z2" style:family="text">
      <style:text-properties style:font-name="Wingdings" fo:font-size="10pt" style:font-size-asian="10pt"/>
    </style:style>
    <style:style style:name="WW8Num27z0" style:family="text">
      <style:text-properties style:font-name="Symbol" fo:font-size="10pt" style:font-size-asian="10pt"/>
    </style:style>
    <style:style style:name="WW8Num27z1" style:family="text">
      <style:text-properties style:font-name="Courier New" fo:font-size="10pt" style:font-size-asian="10pt"/>
    </style:style>
    <style:style style:name="WW8Num27z2" style:family="text">
      <style:text-properties style:font-name="Wingdings" fo:font-size="10pt" style:font-size-asian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752cm" fo:margin-left="2cm" fo:margin-right="1.75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FSN</dc:title>
    <meta:initial-creator>bilja</meta:initial-creator>
    <meta:creation-date>1995-11-21T17:41:00</meta:creation-date>
    <dc:creator>Toma Janković</dc:creator>
    <dc:date>2006-11-22T13:03:20</dc:date>
    <meta:printed-by>Toma Janković</meta:printed-by>
    <meta:print-date>2006-11-22T10:33:15</meta:print-date>
    <dc:language>en-US</dc:language>
    <meta:editing-cycles>52</meta:editing-cycles>
    <meta:editing-duration>PT15H12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181" meta:word-count="1943" meta:character-count="14303"/>
  </office:meta>
</office:document-meta>
</file>